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ato" svg:font-family="La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ato" officeooo:rsid="0017bf27" officeooo:paragraph-rsid="0017bf27"/>
    </style:style>
    <style:style style:name="P2" style:family="paragraph" style:parent-style-name="Standard">
      <style:text-properties style:font-name="Lato" fo:font-style="italic" officeooo:rsid="0017bf27" officeooo:paragraph-rsid="0017bf27" style:font-style-asian="italic" style:font-style-complex="italic"/>
    </style:style>
    <style:style style:name="P3" style:family="paragraph" style:parent-style-name="Standard">
      <style:text-properties style:font-name="Lato" fo:font-style="normal" officeooo:rsid="0017bf27" officeooo:paragraph-rsid="0017bf27" style:font-style-asian="normal" style:font-style-complex="normal"/>
    </style:style>
    <style:style style:name="P4" style:family="paragraph" style:parent-style-name="Standard">
      <style:text-properties style:font-name="Lato" fo:font-style="normal" officeooo:rsid="0017bf27" officeooo:paragraph-rsid="0019453e" style:font-style-asian="normal" style:font-style-complex="normal"/>
    </style:style>
    <style:style style:name="P5" style:family="paragraph" style:parent-style-name="Standard">
      <style:text-properties officeooo:paragraph-rsid="0017bf27"/>
    </style:style>
    <style:style style:name="T1" style:family="text">
      <style:text-properties style:font-name="Lato" officeooo:rsid="0017bf27"/>
    </style:style>
    <style:style style:name="T2" style:family="text">
      <style:text-properties style:font-name="Lato" fo:font-style="italic" officeooo:rsid="0017bf27" style:font-style-asian="italic" style:font-style-complex="italic"/>
    </style:style>
    <style:style style:name="T3" style:family="text">
      <style:text-properties style:font-name="Lato" fo:font-style="normal" officeooo:rsid="0017bf27" style:font-style-asian="normal" style:font-style-complex="normal"/>
    </style:style>
    <style:style style:name="T4" style:family="text">
      <style:text-properties style:font-name="Lato" officeooo:rsid="0019453e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officeooo:rsid="001945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">ability</text:span><text:span text:style-name="T1"> → </text:span><text:span text:style-name="T2">trigger</text:span><text:span text:style-name="T1"> </text:span><text:span text:style-name="T2">effect</text:span></text:p>
      <text:p text:style-name="P5"><text:span text:style-name="T2">trigger</text:span><text:span text:style-name="T1"> → </text:span><text:span text:style-name="T2">source cause</text:span></text:p>
      <text:p text:style-name="P5"><text:span text:style-name="T2">source</text:span><text:span text:style-name="T1"> → </text:span><text:span text:style-name="T4">SELF</text:span></text:p>
      <text:p text:style-name="P1"><text:span text:style-name="T5">cause</text:span> → ETB <text:span text:style-name="T7">| DIES | ATTACKS</text:span></text:p>
      <text:p text:style-name="P2">effect <text:span text:style-name="T6">→ </text:span>createToken | gainLife</text:p>
      <text:p text:style-name="P5"><text:span text:style-name="T2">createToken → </text:span><text:span text:style-name="T3">CREATETOKEN </text:span><text:span text:style-name="T2">number pow toughness color permanentType</text:span></text:p>
      <text:p text:style-name="P2">gainLife → <text:span text:style-name="T6">GAINLIFE </text:span>amount</text:p>
      <text:p text:style-name="P2">number →<text:span text:style-name="T6"> [1-9][0-9]*</text:span></text:p>
      <text:p text:style-name="P2">pow → <text:span text:style-name="T6">[1-9][0-9]*</text:span></text:p>
      <text:p text:style-name="P2">toughness → <text:span text:style-name="T6">[1-9][0-9]*</text:span></text:p>
      <text:p text:style-name="P2">color → <text:span text:style-name="T6">WHITE | BLUE | BLACK | RED | GREEN (</text:span>color)</text:p>
      <text:p text:style-name="P2">permanentType → <text:span text:style-name="T6">ARTIFACT | CREATURE</text:span> subtype <text:span text:style-name="T6">| ENCHANTMENT | LAND (</text:span>type)</text:p>
      <text:p text:style-name="P2">subType → <text:span text:style-name="T6">HUMAN | GOBLIN</text:span></text:p>
      <text:p text:style-name="P2"/>
      <text:p text:style-name="P3">So, we can write the card’s text as:</text:p>
      <text:p text:style-name="P4"><text:span text:style-name="T7">SELF</text:span> ETB CREATETOKEN 1 1 1 WHITE CREATURE HUMA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ato" svg:font-family="La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3T15:33:32.666000000</meta:creation-date>
    <dc:date>2021-11-03T15:46:05.847000000</dc:date>
    <meta:editing-duration>PT2M9S</meta:editing-duration>
    <meta:editing-cycles>1</meta:editing-cycles>
    <meta:document-statistic meta:table-count="0" meta:image-count="0" meta:object-count="0" meta:page-count="1" meta:paragraph-count="15" meta:word-count="89" meta:character-count="498" meta:non-whitespace-character-count="424"/>
    <meta:generator>LibreOffice/7.0.2.2$Windows_X86_64 LibreOffice_project/8349ace3c3162073abd90d81fd06dcfb6b36b994</meta:generator>
  </office:meta>
</office:document-meta>
</file>